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start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/>
    </style:style>
    <style:style style:name="T1" style:family="text">
      <style:text-properties fo:language="et" fo:country="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svGameServer</text:p>
      <text:p text:style-name="P2">Приложение представляет из себя сервер по покеру. Общается с клиентом с помощью <text:span text:style-name="T1">xml </text:span>сообщений. Настривается с помошью конфиг файла. Имеет возможность запускать несколько столов одновременно.</text:p>
      <text:p text:style-name="P3">Архитектура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hail Novik</meta:initial-creator>
    <meta:creation-date>2009-12-07T16:02:28.23</meta:creation-date>
    <dc:date>2009-12-07T19:22:56.64</dc:date>
    <dc:creator>Mihail Novik</dc:creator>
    <meta:editing-duration>PT03H20M28S</meta:editing-duration>
    <meta:editing-cycles>2</meta:editing-cycles>
    <meta:generator>OpenOffice.org/3.1$Win32 OpenOffice.org_project/310m19$Build-9420</meta:generator>
    <meta:document-statistic meta:table-count="0" meta:image-count="0" meta:object-count="0" meta:page-count="1" meta:paragraph-count="3" meta:word-count="27" meta:character-count="214"/>
  </office:meta>
</office:document-meta>
</file>